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5:Sheet1.AMJ70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1:31:03.469441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1-04T21:36:29.198041666</dc:date>
    <meta:editing-duration>P9DT6H43M27S</meta:editing-duration>
    <meta:editing-cycles>752</meta:editing-cycles>
    <meta:generator>LibreOffice/6.1.5.2$Linux_X86_64 LibreOffice_project/10$Build-2</meta:generator>
    <meta:document-statistic meta:table-count="1" meta:cell-count="6328" meta:object-count="0"/>
  </office:meta>
</office:document-meta>
</file>